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2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6-1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5-22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5-0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4-03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11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10-1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09-20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08-2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08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07-2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06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05-2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3-04-1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2-11-1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2-10-2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2-09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2-08-2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2-07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2-06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2-04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2-03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1-11-2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1-10-2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1-09-2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1-08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1-07-2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1-06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1-04-1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1-03-2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0-11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0-10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0-09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0-08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0-07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0-06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20-05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9-11-1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9-10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9-09-1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9-08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9-07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9-06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9-05-1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9-04-1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8-11-1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8-10-1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8-09-2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8-08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8-07-1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8-06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8-05-1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8-04-2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7-11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7-10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7-09-2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7-08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7-07-1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7-06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7-05-2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7-04-27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6-11-0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6-10-1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6-09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6-08-0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6-07-1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6-06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6-05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6-04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5-11-1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5-10-0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5-09-1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5-08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5-05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5-04-0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4-11-0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4-10-0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4-09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4-08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4-07-0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4-06-1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4-05-1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4-04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3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3-10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3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3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3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3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3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3-04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2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2-10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2-09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2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2-07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2-06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2-05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2-04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06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9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5</text:p>
          </table:table-cell>
          <table:table-cell office:value-type="string" calcext:value-type="string">
            <text:p>QBAA nr Benson, CP 18 BENSON MIDDLE</text:p>
          </table:table-cell>
          <table:table-cell office:value-type="string" calcext:value-type="string">
            <text:p>198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6" meta:object-count="0"/>
    <meta:user-defined meta:name="AppVersion">3.0</meta:user-defined>
  </office:meta>
</office:document-meta>
</file>